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3">
      <style:paragraph-properties fo:padding="0.0193in" fo:border="0.0008in solid #d9d9e3"/>
    </style:style>
    <style:style style:name="P5" style:family="paragraph" style:parent-style-name="Text_20_body" style:list-style-name="L4">
      <style:paragraph-properties fo:padding="0.0193in" fo:border="0.0008in solid #d9d9e3"/>
    </style:style>
    <style:style style:name="P6" style:family="paragraph" style:parent-style-name="Text_20_body" style:list-style-name="L5">
      <style:paragraph-properties fo:padding="0.0193in" fo:border="0.0008in solid #d9d9e3"/>
    </style:style>
    <style:style style:name="P7" style:family="paragraph" style:parent-style-name="Text_20_body" style:list-style-name="L6">
      <style:paragraph-properties fo:padding="0.0193in" fo:border="0.0008in solid #d9d9e3"/>
    </style:style>
    <style:style style:name="P8" style:family="paragraph" style:parent-style-name="Text_20_body" style:list-style-name="L7">
      <style:paragraph-properties fo:padding="0.0193in" fo:border="0.0008in solid #d9d9e3"/>
    </style:style>
    <style:style style:name="P9" style:family="paragraph" style:parent-style-name="Text_20_body" style:list-style-name="L1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2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3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4">
      <style:paragraph-properties fo:margin-top="0in" fo:margin-bottom="0in" fo:padding="0.0193in" fo:border="0.0008in solid #d9d9e3"/>
    </style:style>
    <style:style style:name="P13" style:family="paragraph" style:parent-style-name="Text_20_body" style:list-style-name="L5">
      <style:paragraph-properties fo:margin-top="0in" fo:margin-bottom="0in" fo:padding="0.0193in" fo:border="0.0008in solid #d9d9e3"/>
    </style:style>
    <style:style style:name="P14" style:family="paragraph" style:parent-style-name="Text_20_body" style:list-style-name="L6">
      <style:paragraph-properties fo:margin-top="0in" fo:margin-bottom="0in" fo:padding="0.0193in" fo:border="0.0008in solid #d9d9e3"/>
    </style:style>
    <style:style style:name="P15" style:family="paragraph" style:parent-style-name="Text_20_body" style:list-style-name="L7">
      <style:paragraph-properties fo:margin-top="0in" fo:margin-bottom="0in" fo:padding="0.0193in" fo:border="0.0008in solid #d9d9e3"/>
    </style:style>
    <style:style style:name="P16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оздание полноценного учебника по CSS требует обширных знаний и глубокого понимания различных аспектов этого языка стилей. Вот структура, которую можно использовать в таком учебнике:</text:p>
      <text:h text:style-name="P16" text:outline-level="3">Часть 1: Основы CSS</text:h>
      <text:list xml:id="list8207139667593141875" text:style-name="L1">
        <text:list-item>
          <text:p text:style-name="P2"><text:span text:style-name="Strong_20_Emphasis">Введение в CSS</text:span></text:p>
          <text:list>
            <text:list-item>
              <text:p text:style-name="P9">Что такое CSS?</text:p>
            </text:list-item>
            <text:list-item>
              <text:p text:style-name="P9">История и эволюция CSS</text:p>
            </text:list-item>
            <text:list-item>
              <text:p text:style-name="P9">Роли CSS в веб-разработке</text:p>
            </text:list-item>
          </text:list>
        </text:list-item>
        <text:list-item>
          <text:p text:style-name="P2"><text:span text:style-name="Strong_20_Emphasis">Синтаксис и основные концепции</text:span></text:p>
          <text:list>
            <text:list-item>
              <text:p text:style-name="P9">Селекторы</text:p>
            </text:list-item>
            <text:list-item>
              <text:p text:style-name="P9">Свойства и значения</text:p>
            </text:list-item>
            <text:list-item>
              <text:p text:style-name="P9">Подключение CSS к HTML</text:p>
            </text:list-item>
          </text:list>
        </text:list-item>
        <text:list-item>
          <text:p text:style-name="P2"><text:span text:style-name="Strong_20_Emphasis">Единицы измерения и значимость</text:span></text:p>
          <text:list>
            <text:list-item>
              <text:p text:style-name="P9">Пиксели, проценты, em, rem и другие единицы измерения</text:p>
            </text:list-item>
            <text:list-item>
              <text:p text:style-name="P2">Адаптивный и отзывчивый дизайн</text:p>
            </text:list-item>
          </text:list>
        </text:list-item>
      </text:list>
      <text:h text:style-name="P16" text:outline-level="3">Часть 2: Работа с элементами и селекторами</text:h>
      <text:list xml:id="list5134212058132423627" text:style-name="L2">
        <text:list-item>
          <text:p text:style-name="P3"><text:span text:style-name="Strong_20_Emphasis">Селекторы</text:span></text:p>
          <text:list>
            <text:list-item>
              <text:p text:style-name="P10">Базовые селекторы</text:p>
            </text:list-item>
            <text:list-item>
              <text:p text:style-name="P10">Комбинаторы селекторов</text:p>
            </text:list-item>
            <text:list-item>
              <text:p text:style-name="P10">Псевдоклассы и псевдоэлементы</text:p>
            </text:list-item>
          </text:list>
        </text:list-item>
        <text:list-item>
          <text:p text:style-name="P3"><text:span text:style-name="Strong_20_Emphasis">Блочная модель</text:span></text:p>
          <text:list>
            <text:list-item>
              <text:p text:style-name="P10">Margin, padding, border</text:p>
            </text:list-item>
            <text:list-item>
              <text:p text:style-name="P10">Box model: content, padding, border, margin</text:p>
            </text:list-item>
          </text:list>
        </text:list-item>
        <text:list-item>
          <text:p text:style-name="P3"><text:span text:style-name="Strong_20_Emphasis">Текст и шрифты</text:span></text:p>
          <text:list>
            <text:list-item>
              <text:p text:style-name="P10">Стили текста: размер, цвет, выравнивание и т.д.</text:p>
            </text:list-item>
            <text:list-item>
              <text:p text:style-name="P3">Web-шрифты и их подключение</text:p>
            </text:list-item>
          </text:list>
        </text:list-item>
      </text:list>
      <text:h text:style-name="P16" text:outline-level="3">Часть 3: Расположение элементов</text:h>
      <text:list xml:id="list3211724098970339552" text:style-name="L3">
        <text:list-item>
          <text:p text:style-name="P4"><text:span text:style-name="Strong_20_Emphasis">Позиционирование</text:span></text:p>
          <text:list>
            <text:list-item>
              <text:p text:style-name="P11">Static, relative, absolute, fixed</text:p>
            </text:list-item>
            <text:list-item>
              <text:p text:style-name="P11">Z-index и слои</text:p>
            </text:list-item>
          </text:list>
        </text:list-item>
        <text:list-item>
          <text:p text:style-name="P4"><text:span text:style-name="Strong_20_Emphasis">Flexbox</text:span></text:p>
          <text:list>
            <text:list-item>
              <text:p text:style-name="P11">Основные свойства и их применение</text:p>
            </text:list-item>
            <text:list-item>
              <text:p text:style-name="P11">Гибкое распределение элементов</text:p>
            </text:list-item>
          </text:list>
        </text:list-item>
        <text:list-item>
          <text:p text:style-name="P4"><text:span text:style-name="Strong_20_Emphasis">Grid</text:span></text:p>
          <text:list>
            <text:list-item>
              <text:p text:style-name="P11">Создание сеток с помощью Grid</text:p>
            </text:list-item>
            <text:list-item>
              <text:p text:style-name="P4">Управление распределением элементов</text:p>
            </text:list-item>
          </text:list>
        </text:list-item>
      </text:list>
      <text:h text:style-name="P16" text:outline-level="3"><text:soft-page-break/>Часть 4: Анимация и трансформация</text:h>
      <text:list xml:id="list6329618895810555131" text:style-name="L4">
        <text:list-item>
          <text:p text:style-name="P5"><text:span text:style-name="Strong_20_Emphasis">Переходы и анимации</text:span></text:p>
          <text:list>
            <text:list-item>
              <text:p text:style-name="P12">Transition и свойства анимации</text:p>
            </text:list-item>
            <text:list-item>
              <text:p text:style-name="P12">Keyframes и CSS анимации</text:p>
            </text:list-item>
          </text:list>
        </text:list-item>
        <text:list-item>
          <text:p text:style-name="P5"><text:span text:style-name="Strong_20_Emphasis">Трансформация</text:span></text:p>
          <text:list>
            <text:list-item>
              <text:p text:style-name="P12">Translate, rotate, scale, skew</text:p>
            </text:list-item>
            <text:list-item>
              <text:p text:style-name="P5">2D и 3D трансформации</text:p>
            </text:list-item>
          </text:list>
        </text:list-item>
      </text:list>
      <text:h text:style-name="P16" text:outline-level="3">Часть 5: Работа с медиа-запросами и адаптивный дизайн</text:h>
      <text:list xml:id="list8155018006591216294" text:style-name="L5">
        <text:list-item>
          <text:p text:style-name="P6"><text:span text:style-name="Strong_20_Emphasis">Медиа-запросы</text:span></text:p>
          <text:list>
            <text:list-item>
              <text:p text:style-name="P13">Основы адаптивного дизайна</text:p>
            </text:list-item>
            <text:list-item>
              <text:p text:style-name="P13">Применение медиа-запросов для различных устройств</text:p>
            </text:list-item>
          </text:list>
        </text:list-item>
        <text:list-item>
          <text:p text:style-name="P6"><text:span text:style-name="Strong_20_Emphasis">Responsive Design</text:span></text:p>
          <text:list>
            <text:list-item>
              <text:p text:style-name="P13">Fluid layouts</text:p>
            </text:list-item>
            <text:list-item>
              <text:p text:style-name="P6">Mobile-first подход</text:p>
            </text:list-item>
          </text:list>
        </text:list-item>
      </text:list>
      <text:h text:style-name="P16" text:outline-level="3">Часть 6: Продвинутые темы</text:h>
      <text:list xml:id="list3889686008523106300" text:style-name="L6">
        <text:list-item>
          <text:p text:style-name="P7"><text:span text:style-name="Strong_20_Emphasis">Стилизация форм</text:span></text:p>
          <text:list>
            <text:list-item>
              <text:p text:style-name="P14">Кастомизация элементов форм</text:p>
            </text:list-item>
            <text:list-item>
              <text:p text:style-name="P14">Псевдоклассы для форм</text:p>
            </text:list-item>
          </text:list>
        </text:list-item>
        <text:list-item>
          <text:p text:style-name="P7"><text:span text:style-name="Strong_20_Emphasis">CSS-препроцессоры</text:span></text:p>
          <text:list>
            <text:list-item>
              <text:p text:style-name="P14">Sass, LESS, Stylus</text:p>
            </text:list-item>
            <text:list-item>
              <text:p text:style-name="P14">Переменные, миксины, наследование</text:p>
            </text:list-item>
          </text:list>
        </text:list-item>
        <text:list-item>
          <text:p text:style-name="P7"><text:span text:style-name="Strong_20_Emphasis">Лучшие практики и оптимизация</text:span></text:p>
          <text:list>
            <text:list-item>
              <text:p text:style-name="P14">Улучшение производительности CSS</text:p>
            </text:list-item>
            <text:list-item>
              <text:p text:style-name="P7">Семантическое использование CSS классов</text:p>
            </text:list-item>
          </text:list>
        </text:list-item>
      </text:list>
      <text:h text:style-name="P16" text:outline-level="3">Часть 7: Инструменты и ресурсы</text:h>
      <text:list xml:id="list2083239127508883616" text:style-name="L7">
        <text:list-item>
          <text:p text:style-name="P8"><text:span text:style-name="Strong_20_Emphasis">Инструменты разработчика</text:span></text:p>
          <text:list>
            <text:list-item>
              <text:p text:style-name="P15">DevTools в браузерах</text:p>
            </text:list-item>
            <text:list-item>
              <text:p text:style-name="P15">Отладка и инспектирование CSS</text:p>
            </text:list-item>
          </text:list>
        </text:list-item>
        <text:list-item>
          <text:p text:style-name="P8"><text:span text:style-name="Strong_20_Emphasis">Полезные ресурсы</text:span></text:p>
          <text:list>
            <text:list-item>
              <text:p text:style-name="P15">Сайты, блоги, форумы о CSS</text:p>
            </text:list-item>
            <text:list-item>
              <text:p text:style-name="P8">Инструменты для создания CSS</text:p>
            </text:list-item>
          </text:list>
        </text:list-item>
      </text:list>
      <text:p text:style-name="P1">Это общая структура, которая может быть расширена с углублением в каждую тему, добавлением примеров кода, задач для практики и визуальных иллюстраций. Важно также уделять внимание современным тенденциям и новым возможностям CS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30T15:48:22.14</dc:date>
    <meta:document-statistic meta:table-count="0" meta:image-count="0" meta:object-count="0" meta:page-count="2" meta:paragraph-count="66" meta:word-count="331" meta:character-count="2080"/>
    <dc:creator>Dima Wide</dc:creator>
    <meta:user-defined meta:name="Info 1"/>
    <meta:user-defined meta:name="Info 2"/>
    <meta:user-defined meta:name="Info 3"/>
    <meta:user-defined meta:name="Info 4"/>
  </office:meta>
</office:document-meta>
</file>